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BA3542AACF826CCB.png" manifest:media-type="image/png"/>
  <manifest:file-entry manifest:full-path="Pictures/100002010000078000000438A08446B66588193D.png" manifest:media-type="image/png"/>
  <manifest:file-entry manifest:full-path="Pictures/1000020100000780000004389BBD0E60934799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7665" officeooo:paragraph-rsid="000d7665"/>
    </style:style>
    <style:style style:name="P2" style:family="paragraph" style:parent-style-name="Standard">
      <style:text-properties officeooo:rsid="0011b997" officeooo:paragraph-rsid="0011b997"/>
    </style:style>
    <style:style style:name="P3" style:family="paragraph" style:parent-style-name="Standard">
      <style:text-properties officeooo:rsid="00122e55" officeooo:paragraph-rsid="00122e55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 simple react app to manage events</text:p>
      <text:p text:style-name="P3"/>
      <text:p text:style-name="P3"><draw:frame draw:style-name="fr1" draw:name="Image1" text:anchor-type="paragraph" svg:width="11.594cm" svg:height="6.523cm" draw:z-index="0"><draw:image xlink:href="Pictures/100002010000078000000438A08446B66588193D.png" xlink:type="simple" xlink:show="embed" xlink:actuate="onLoad" loext:mime-type="image/png"/></draw:frame><draw:frame draw:style-name="fr2" draw:name="Image2" text:anchor-type="paragraph" svg:x="2.646cm" svg:y="7.594cm" svg:width="11.769cm" svg:height="6.62cm" draw:z-index="1"><draw:image xlink:href="Pictures/1000020100000780000004389BBD0E6093479970.png" xlink:type="simple" xlink:show="embed" xlink:actuate="onLoad" loext:mime-type="image/png"/></draw:frame><draw:frame draw:style-name="fr2" draw:name="Image3" text:anchor-type="paragraph" svg:x="2.559cm" svg:y="15.736cm" svg:width="11.934cm" svg:height="6.712cm" draw:z-index="2"><draw:image xlink:href="Pictures/100002010000078000000438BA3542AACF826C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0:27:20.100064148</meta:creation-date>
    <meta:editing-duration>PT17S</meta:editing-duration>
    <meta:editing-cycles>2</meta:editing-cycles>
    <meta:generator>LibreOffice/6.0.7.3$Linux_X86_64 LibreOffice_project/00m0$Build-3</meta:generator>
    <dc:date>2019-05-03T20:17:34.217827870</dc:date>
    <meta:document-statistic meta:table-count="0" meta:image-count="3" meta:object-count="0" meta:page-count="1" meta:paragraph-count="1" meta:word-count="7" meta:character-count="35" meta:non-whitespace-character-count="29"/>
  </office:meta>
</office:document-meta>
</file>